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Manners Speech</text:p>
          </table:table-cell>
          <table:table-cell office:value-type="string" calcext:value-type="string" table:number-columns-spanned="1" table:number-rows-spanned="18">
            <text:p>Given: </text:p>
            <text:p>When: The teacher selects “Speech” mode in the Manners UI menu</text:p>
            <text:p>Then: The robot will begin its 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elect the “Emotional Skills” button in the UI menu</text:p>
          </table:table-cell>
          <table:table-cell office:value-type="string" calcext:value-type="string">
            <text:p>The submenu for this button should appear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3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elect the Manners option in the UI menu</text:p>
          </table:table-cell>
          <table:table-cell office:value-type="string" calcext:value-type="string">
            <text:p>The submenu for this button should appear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Select “Speech” mode</text:p>
          </table:table-cell>
          <table:table-cell office:value-type="string" calcext:value-type="string" table:number-columns-spanned="1" table:number-rows-spanned="16">
            <text:p>The robot should begin its speech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Actions </text:p>
          </table:table-cell>
          <table:table-cell office:value-type="string" calcext:value-type="string" table:number-columns-spanned="1" table:number-rows-spanned="18">
            <text:p>Given: The robot has begun its speech</text:p>
            <text:p>When: While the robot is speaking</text:p>
            <text:p>Then: The robot will do an action corresponding to the speech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Watch the robot while it is speaking</text:p>
          </table:table-cell>
          <table:table-cell office:value-type="string" calcext:value-type="string" table:number-columns-spanned="1" table:number-rows-spanned="18">
            <text:p>The robot should make a variety of appropriate poses during the duration of the speech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3" calcext:value-type="float" table:number-columns-spanned="1" table:number-rows-spanned="18">
            <text:p>1.3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 </text:p>
            <text:p>When: </text:p>
            <text:p>Then: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4" calcext:value-type="float" table:number-columns-spanned="1" table:number-rows-spanned="15">
            <text:p>4</text:p>
          </table:table-cell>
          <table:table-cell table:number-columns-spanned="1" table:number-rows-spanned="15"/>
          <table:table-cell table:number-columns-spanned="1" table:number-rows-spanned="15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4" calcext:value-type="float" table:number-columns-spanned="1" table:number-rows-spanned="18">
            <text:p>1.4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</text:p>
            <text:p>When:</text:p>
            <text:p>Then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table:number-columns-spanned="1" table:number-rows-spanned="16"/>
          <table:table-cell table:number-columns-spanned="1" table:number-rows-spanned="16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5:37:41.011476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6T15:46:19.440194297</dc:date>
    <meta:editing-duration>PT54M22S</meta:editing-duration>
    <meta:editing-cycles>9</meta:editing-cycles>
    <meta:generator>LibreOffice/6.0.6.2$Linux_X86_64 LibreOffice_project/00m0$Build-2</meta:generator>
    <meta:document-statistic meta:table-count="1" meta:cell-count="38" meta:object-count="0"/>
  </office:meta>
</office:document-meta>
</file>